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2554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73 kWh</text:p>
          </table:table-cell>
          <table:table-cell office:value-type="float" office:value="339.43" calcext:value-type="float">
            <text:p>339.43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.98" calcext:value-type="float">
            <text:p>1.98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179.29" calcext:value-type="float">
            <text:p>-179.29</text:p>
          </table:table-cell>
          <table:table-cell office:value-type="string" calcext:value-type="string">
            <text:p>T-0</text:p>
          </table:table-cell>
          <table:table-cell office:value-type="float" office:value="200.25" calcext:value-type="float">
            <text:p>20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89 kWh</text:p>
          </table:table-cell>
          <table:table-cell office:value-type="float" office:value="431.59" calcext:value-type="float">
            <text:p>431.59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2.42" calcext:value-type="float">
            <text:p>2.42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27.96" calcext:value-type="float">
            <text:p>-227.96</text:p>
          </table:table-cell>
          <table:table-cell office:value-type="string" calcext:value-type="string">
            <text:p>T-0</text:p>
          </table:table-cell>
          <table:table-cell office:value-type="float" office:value="244.03" calcext:value-type="float">
            <text:p>244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11 kWh</text:p>
          </table:table-cell>
          <table:table-cell office:value-type="float" office:value="578.22" calcext:value-type="float">
            <text:p>578.22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57" calcext:value-type="float">
            <text:p>3.57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05.4" calcext:value-type="float">
            <text:p>-305.4</text:p>
          </table:table-cell>
          <table:table-cell office:value-type="string" calcext:value-type="string">
            <text:p>T-0</text:p>
          </table:table-cell>
          <table:table-cell office:value-type="float" office:value="360.2" calcext:value-type="float">
            <text:p>36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82 kWh</text:p>
          </table:table-cell>
          <table:table-cell office:value-type="float" office:value="387.41" calcext:value-type="float">
            <text:p>387.4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.2" calcext:value-type="float">
            <text:p>2.2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204.63" calcext:value-type="float">
            <text:p>-204.63</text:p>
          </table:table-cell>
          <table:table-cell office:value-type="string" calcext:value-type="string">
            <text:p>T-0</text:p>
          </table:table-cell>
          <table:table-cell office:value-type="float" office:value="222.64" calcext:value-type="float">
            <text:p>222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70 kWh</text:p>
          </table:table-cell>
          <table:table-cell office:value-type="float" office:value="316.73" calcext:value-type="float">
            <text:p>316.73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.87" calcext:value-type="float">
            <text:p>1.87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67.3" calcext:value-type="float">
            <text:p>-167.3</text:p>
          </table:table-cell>
          <table:table-cell office:value-type="string" calcext:value-type="string">
            <text:p>T-0</text:p>
          </table:table-cell>
          <table:table-cell office:value-type="float" office:value="188.82" calcext:value-type="float">
            <text:p>188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69 kWh</text:p>
          </table:table-cell>
          <table:table-cell office:value-type="float" office:value="309.67" calcext:value-type="float">
            <text:p>309.67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.83" calcext:value-type="float">
            <text:p>1.83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163.57" calcext:value-type="float">
            <text:p>-163.57</text:p>
          </table:table-cell>
          <table:table-cell office:value-type="string" calcext:value-type="string">
            <text:p>T-0</text:p>
          </table:table-cell>
          <table:table-cell office:value-type="float" office:value="185.29" calcext:value-type="float">
            <text:p>185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73 kWh</text:p>
          </table:table-cell>
          <table:table-cell office:value-type="float" office:value="331.31" calcext:value-type="float">
            <text:p>331.3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.94" calcext:value-type="float">
            <text:p>1.94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74.99" calcext:value-type="float">
            <text:p>-174.99</text:p>
          </table:table-cell>
          <table:table-cell office:value-type="string" calcext:value-type="string">
            <text:p>T-0</text:p>
          </table:table-cell>
          <table:table-cell office:value-type="float" office:value="195.47" calcext:value-type="float">
            <text:p>195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79 kWh</text:p>
          </table:table-cell>
          <table:table-cell office:value-type="float" office:value="364.11" calcext:value-type="float">
            <text:p>364.11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.09" calcext:value-type="float">
            <text:p>2.09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92.31" calcext:value-type="float">
            <text:p>-192.31</text:p>
          </table:table-cell>
          <table:table-cell office:value-type="string" calcext:value-type="string">
            <text:p>T-0</text:p>
          </table:table-cell>
          <table:table-cell office:value-type="float" office:value="210.94" calcext:value-type="float">
            <text:p>210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5 kWh</text:p>
          </table:table-cell>
          <table:table-cell office:value-type="float" office:value="586.85" calcext:value-type="float">
            <text:p>586.8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59" calcext:value-type="float">
            <text:p>3.59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09.63" calcext:value-type="float">
            <text:p>-309.63</text:p>
          </table:table-cell>
          <table:table-cell office:value-type="string" calcext:value-type="string">
            <text:p>T-0</text:p>
          </table:table-cell>
          <table:table-cell office:value-type="float" office:value="362.58" calcext:value-type="float">
            <text:p>362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70 kWh</text:p>
          </table:table-cell>
          <table:table-cell office:value-type="float" office:value="972.11" calcext:value-type="float">
            <text:p>972.1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5.93" calcext:value-type="float">
            <text:p>1145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51 kWh</text:p>
          </table:table-cell>
          <table:table-cell office:value-type="float" office:value="837.89" calcext:value-type="float">
            <text:p>837.8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09.68" calcext:value-type="float">
            <text:p>1009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6 kWh</text:p>
          </table:table-cell>
          <table:table-cell office:value-type="float" office:value="798.82" calcext:value-type="float">
            <text:p>798.8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58" calcext:value-type="float">
            <text:p>4.5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21.12" calcext:value-type="float">
            <text:p>-421.12</text:p>
          </table:table-cell>
          <table:table-cell office:value-type="string" calcext:value-type="string">
            <text:p>T-0</text:p>
          </table:table-cell>
          <table:table-cell office:value-type="float" office:value="463.06" calcext:value-type="float">
            <text:p>463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44:33.176000000</meta:creation-date>
    <dc:date>2018-03-26T13:47:22.860000000</dc:date>
    <meta:editing-duration>PT2M50S</meta:editing-duration>
    <meta:editing-cycles>1</meta:editing-cycles>
    <meta:document-statistic meta:table-count="1" meta:cell-count="162" meta:object-count="0"/>
    <meta:generator>LibreOffice/5.3.4.2$Windows_x86 LibreOffice_project/f82d347ccc0be322489bf7da61d7e4ad13fe2ff3</meta:generator>
  </office:meta>
</office:document-meta>
</file>